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51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5.5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github.com/piyoshkr/patient-monitor-v5" xlink:type="simple">patient-monitor-v5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atient-monitor-v5.git</text:p>
          </table:table-cell>
        </table:table-row>
        <table:table-row table:style-name="ro1">
          <table:table-cell office:value-type="string" calcext:value-type="string">
            <text:p><text:a xlink:href="https://github.com/piyoshkr/infusion-pump" xlink:type="simple">infusion-pump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infusion-pump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Holter-monitor-ECG-" xlink:type="simple">Holter-monitor-ECG-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Holter-monitor-ECG-.git</text:p>
          </table:table-cell>
        </table:table-row>
        <table:table-row table:style-name="ro1">
          <table:table-cell office:value-type="string" calcext:value-type="string">
            <text:p><text:a xlink:href="https://github.com/piyoshkr/IV-FLUID" xlink:type="simple">IV-FLUID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IV-FLUID.git</text:p>
          </table:table-cell>
        </table:table-row>
        <table:table-row table:style-name="ro1">
          <table:table-cell office:value-type="string" calcext:value-type="string">
            <text:p><text:a xlink:href="https://github.com/piyoshkr/BMI-MACHINE" xlink:type="simple">BMI-MACHINE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BMI-MACHINE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Publish_identity" xlink:type="simple">Publish_identity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ublish_identity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Urine_Machine" xlink:type="simple">Urine_Machine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Urine_Machine.git</text:p>
          </table:table-cell>
        </table:table-row>
        <table:table-row table:style-name="ro1">
          <table:table-cell office:value-type="string" calcext:value-type="string">
            <text:p><text:a xlink:href="https://github.com/piyoshkr/pizza-cutter" xlink:type="simple">pizza-cutter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izza-cutter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DIGITAL-STETHOSCOPE-BLE" xlink:type="simple">DIGITAL-STETHOSCOPE-BLE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DIGITAL-STETHOSCOPE-BLE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urine-analyzer" xlink:type="simple">urine-analyzer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urine-analyzer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ECG_V4" xlink:type="simple">ECG_V4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ECG_V4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portable-vehicle-monitor" xlink:type="simple">portable-vehicle-monitor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ortable-vehicle-monitor.git</text:p>
          </table:table-cell>
        </table:table-row>
        <table:table-row table:style-name="ro1">
          <table:table-cell office:value-type="string" calcext:value-type="string">
            <text:p><text:a xlink:href="https://github.com/piyoshkr/Holter_Monitor" xlink:type="simple">Holter_Monitor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Holter_Monitor.git</text:p>
          </table:table-cell>
        </table:table-row>
        <table:table-row table:style-name="ro1">
          <table:table-cell office:value-type="string" calcext:value-type="string">
            <text:p><text:a xlink:href="https://github.com/piyoshkr/Attendence_machine_web_integreted" xlink:type="simple">Attendence_machine_web_integreted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Attendence_machine_web_integreted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Attendence_machine_face" xlink:type="simple">Attendence_machine_face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Attendence_machine_face.git</text:p>
          </table:table-cell>
        </table:table-row>
        <table:table-row table:style-name="ro1">
          <table:table-cell office:value-type="string" calcext:value-type="string">
            <text:p><text:a xlink:href="https://github.com/piyoshkr/ECG_GUI_V3" xlink:type="simple">ECG_GUI_V3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ECG_GUI_V3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BIOMETRIC_MACHINE_SHARED" xlink:type="simple">BIOMETRIC_MACHINE_SHARED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<text:a xlink:href="https://github.com/piyoshkr/BIOMETRIC_MACHINE_SHARED.git" xlink:type="simple">https://github.com/piyoshkr/BIOMETRIC_MACHINE_SHARED.gi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POCKET-ECG-app" xlink:type="simple">POCKET-ECG-app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OCKET-ECG-app.git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piyoshkr/patient-monitor-v4" xlink:type="simple">patient-monitor-v4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atient-monitor-v4.git</text:p>
          </table:table-cell>
        </table:table-row>
        <table:table-row table:style-name="ro1">
          <table:table-cell office:value-type="string" calcext:value-type="string">
            <text:p><text:a xlink:href="https://github.com/piyoshkr/pocket-ECG-AD8232" xlink:type="simple">pocket-ECG-AD8232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ocket-ECG-AD8232.git</text:p>
          </table:table-cell>
        </table:table-row>
        <table:table-row table:style-name="ro1">
          <table:table-cell office:value-type="string" calcext:value-type="string">
            <text:p><text:a xlink:href="https://github.com/piyoshkr/pocket-ECG-ADAS1000" xlink:type="simple">pocket-ECG-ADAS1000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pocket-ECG-ADAS1000.git</text:p>
          </table:table-cell>
        </table:table-row>
        <table:table-row table:style-name="ro1">
          <table:table-cell office:value-type="string" calcext:value-type="string">
            <text:p><text:a xlink:href="https://github.com/piyoshkr/digital-stethoscope" xlink:type="simple">digital-stethoscope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digital-stethoscope.git</text:p>
          </table:table-cell>
        </table:table-row>
        <table:table-row table:style-name="ro1">
          <table:table-cell office:value-type="string" calcext:value-type="string">
            <text:p><text:a xlink:href="https://github.com/piyoshkr/humanoid-robot" xlink:type="simple">humanoid-robot</text:a> 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humanoid-robot.git</text:p>
          </table:table-cell>
        </table:table-row>
        <table:table-row table:style-name="ro1">
          <table:table-cell office:value-type="string" calcext:value-type="string">
            <text:p><text:a xlink:href="https://github.com/piyoshkr/syringe-angle" xlink:type="simple">syringe-angle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syringe-angle.git</text:p>
          </table:table-cell>
        </table:table-row>
        <table:table-row table:style-name="ro1">
          <table:table-cell office:value-type="string" calcext:value-type="string">
            <text:p><text:a xlink:href="https://github.com/piyoshkr/smart-watch" xlink:type="simple">smart-watch</text:a></text:p>
          </table:table-cell>
          <table:table-cell office:value-type="string" calcext:value-type="string">
            <text:p>https code</text:p>
          </table:table-cell>
          <table:table-cell office:value-type="string" calcext:value-type="string">
            <text:p>https://github.com/piyoshkr/smart-watch.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06:35.183111475</meta:creation-date>
    <dc:date>2023-05-18T11:45:45.693386128</dc:date>
    <meta:editing-duration>PT6M42S</meta:editing-duration>
    <meta:editing-cycles>1</meta:editing-cycles>
    <meta:document-statistic meta:table-count="1" meta:cell-count="75" meta:object-count="0"/>
    <meta:generator>LibreOffice/7.3.7.2$Linux_X86_64 LibreOffice_project/30$Build-2</meta:generator>
  </office:meta>
</office:document-meta>
</file>